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28658333333" calcext:value-type="float">
            <text:p>2.24929</text:p>
          </table:table-cell>
          <table:table-cell office:value-type="float" office:value="2.39713366666667" calcext:value-type="float">
            <text:p>2.39713</text:p>
          </table:table-cell>
          <table:table-cell office:value-type="float" office:value="4.093863" calcext:value-type="float">
            <text:p>4.093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1466666667" calcext:value-type="float">
            <text:p>2.19141</text:p>
          </table:table-cell>
          <table:table-cell office:value-type="float" office:value="2.35789341666667" calcext:value-type="float">
            <text:p>2.35789</text:p>
          </table:table-cell>
          <table:table-cell office:value-type="float" office:value="3.481519" calcext:value-type="float">
            <text:p>3.481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57308333333" calcext:value-type="float">
            <text:p>2.19357</text:p>
          </table:table-cell>
          <table:table-cell office:value-type="float" office:value="2.355871" calcext:value-type="float">
            <text:p>2.35587</text:p>
          </table:table-cell>
          <table:table-cell office:value-type="float" office:value="3.540718" calcext:value-type="float">
            <text:p>3.540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8165" calcext:value-type="float">
            <text:p>2.21982</text:p>
          </table:table-cell>
          <table:table-cell office:value-type="float" office:value="2.33456066666667" calcext:value-type="float">
            <text:p>2.33456</text:p>
          </table:table-cell>
          <table:table-cell office:value-type="float" office:value="3.934097" calcext:value-type="float">
            <text:p>3.93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490116666667" calcext:value-type="float">
            <text:p>2.1849</text:p>
          </table:table-cell>
          <table:table-cell office:value-type="float" office:value="2.332177" calcext:value-type="float">
            <text:p>2.33218</text:p>
          </table:table-cell>
          <table:table-cell office:value-type="float" office:value="3.385298" calcext:value-type="float">
            <text:p>3.38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15466666667" calcext:value-type="float">
            <text:p>2.18415</text:p>
          </table:table-cell>
          <table:table-cell office:value-type="float" office:value="2.32542758333333" calcext:value-type="float">
            <text:p>2.32543</text:p>
          </table:table-cell>
          <table:table-cell office:value-type="float" office:value="2.913069" calcext:value-type="float">
            <text:p>2.913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805816666667" calcext:value-type="float">
            <text:p>2.21806</text:p>
          </table:table-cell>
          <table:table-cell office:value-type="float" office:value="2.31480441666667" calcext:value-type="float">
            <text:p>2.3148</text:p>
          </table:table-cell>
          <table:table-cell office:value-type="float" office:value="3.636931" calcext:value-type="float">
            <text:p>3.636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157716666667" calcext:value-type="float">
            <text:p>2.22158</text:p>
          </table:table-cell>
          <table:table-cell office:value-type="float" office:value="2.31160841666667" calcext:value-type="float">
            <text:p>2.31161</text:p>
          </table:table-cell>
          <table:table-cell office:value-type="float" office:value="3.688993" calcext:value-type="float">
            <text:p>3.688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28441666667" calcext:value-type="float">
            <text:p>2.17928</text:p>
          </table:table-cell>
          <table:table-cell office:value-type="float" office:value="2.30652941666667" calcext:value-type="float">
            <text:p>2.30653</text:p>
          </table:table-cell>
          <table:table-cell office:value-type="float" office:value="2.88871" calcext:value-type="float">
            <text:p>2.888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43516666667" calcext:value-type="float">
            <text:p>2.24944</text:p>
          </table:table-cell>
          <table:table-cell office:value-type="float" office:value="2.3019185" calcext:value-type="float">
            <text:p>2.30192</text:p>
          </table:table-cell>
          <table:table-cell office:value-type="float" office:value="3.682133" calcext:value-type="float">
            <text:p>3.682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47125" calcext:value-type="float">
            <text:p>2.23947</text:p>
          </table:table-cell>
          <table:table-cell office:value-type="float" office:value="2.2943325" calcext:value-type="float">
            <text:p>2.29433</text:p>
          </table:table-cell>
          <table:table-cell office:value-type="float" office:value="3.404571" calcext:value-type="float">
            <text:p>3.404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931583333333" calcext:value-type="float">
            <text:p>2.28932</text:p>
          </table:table-cell>
          <table:table-cell office:value-type="float" office:value="2.34689625" calcext:value-type="float">
            <text:p>2.3469</text:p>
          </table:table-cell>
          <table:table-cell office:value-type="float" office:value="4.073053" calcext:value-type="float">
            <text:p>4.073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78883333333" calcext:value-type="float">
            <text:p>2.19979</text:p>
          </table:table-cell>
          <table:table-cell office:value-type="float" office:value="2.27586258333333" calcext:value-type="float">
            <text:p>2.27586</text:p>
          </table:table-cell>
          <table:table-cell office:value-type="float" office:value="3.468935" calcext:value-type="float">
            <text:p>3.46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414025" calcext:value-type="float">
            <text:p>2.27414</text:p>
          </table:table-cell>
          <table:table-cell office:value-type="float" office:value="2.41520233333333" calcext:value-type="float">
            <text:p>2.4152</text:p>
          </table:table-cell>
          <table:table-cell office:value-type="float" office:value="4.176967" calcext:value-type="float">
            <text:p>4.176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64691666667" calcext:value-type="float">
            <text:p>2.25965</text:p>
          </table:table-cell>
          <table:table-cell office:value-type="float" office:value="2.35475608333333" calcext:value-type="float">
            <text:p>2.35476</text:p>
          </table:table-cell>
          <table:table-cell office:value-type="float" office:value="4.219221" calcext:value-type="float">
            <text:p>4.219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57366666667" calcext:value-type="float">
            <text:p>2.25557</text:p>
          </table:table-cell>
          <table:table-cell office:value-type="float" office:value="2.28326575" calcext:value-type="float">
            <text:p>2.28327</text:p>
          </table:table-cell>
          <table:table-cell office:value-type="float" office:value="3.913412" calcext:value-type="float">
            <text:p>3.913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387325" calcext:value-type="float">
            <text:p>2.25387</text:p>
          </table:table-cell>
          <table:table-cell office:value-type="float" office:value="2.37508366666667" calcext:value-type="float">
            <text:p>2.37508</text:p>
          </table:table-cell>
          <table:table-cell office:value-type="float" office:value="3.75977" calcext:value-type="float">
            <text:p>3.759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45833333333" calcext:value-type="float">
            <text:p>2.25346</text:p>
          </table:table-cell>
          <table:table-cell office:value-type="float" office:value="2.30917791666667" calcext:value-type="float">
            <text:p>2.30918</text:p>
          </table:table-cell>
          <table:table-cell office:value-type="float" office:value="3.521358" calcext:value-type="float">
            <text:p>3.521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36883333333" calcext:value-type="float">
            <text:p>2.25237</text:p>
          </table:table-cell>
          <table:table-cell office:value-type="float" office:value="2.259428" calcext:value-type="float">
            <text:p>2.25943</text:p>
          </table:table-cell>
          <table:table-cell office:value-type="float" office:value="3.201904" calcext:value-type="float">
            <text:p>3.20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162933333333" calcext:value-type="float">
            <text:p>2.25163</text:p>
          </table:table-cell>
          <table:table-cell office:value-type="float" office:value="2.23765891666667" calcext:value-type="float">
            <text:p>2.23766</text:p>
          </table:table-cell>
          <table:table-cell office:value-type="float" office:value="3.070992" calcext:value-type="float">
            <text:p>3.070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26075" calcext:value-type="float">
            <text:p>2.26126</text:p>
          </table:table-cell>
          <table:table-cell office:value-type="float" office:value="2.245037" calcext:value-type="float">
            <text:p>2.24504</text:p>
          </table:table-cell>
          <table:table-cell office:value-type="float" office:value="3.522429" calcext:value-type="float">
            <text:p>3.522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097975" calcext:value-type="float">
            <text:p>2.16098</text:p>
          </table:table-cell>
          <table:table-cell office:value-type="float" office:value="2.24244141666667" calcext:value-type="float">
            <text:p>2.24244</text:p>
          </table:table-cell>
          <table:table-cell office:value-type="float" office:value="3.014246" calcext:value-type="float">
            <text:p>3.014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90416666667" calcext:value-type="float">
            <text:p>2.2419</text:p>
          </table:table-cell>
          <table:table-cell office:value-type="float" office:value="2.25075291666667" calcext:value-type="float">
            <text:p>2.25075</text:p>
          </table:table-cell>
          <table:table-cell office:value-type="float" office:value="3.376564" calcext:value-type="float">
            <text:p>3.37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075991666667" calcext:value-type="float">
            <text:p>2.24076</text:p>
          </table:table-cell>
          <table:table-cell office:value-type="float" office:value="2.2182495" calcext:value-type="float">
            <text:p>2.21825</text:p>
          </table:table-cell>
          <table:table-cell office:value-type="float" office:value="3.830735" calcext:value-type="float">
            <text:p>3.830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86833333333" calcext:value-type="float">
            <text:p>2.22987</text:p>
          </table:table-cell>
          <table:table-cell office:value-type="float" office:value="2.29285583333333" calcext:value-type="float">
            <text:p>2.29286</text:p>
          </table:table-cell>
          <table:table-cell office:value-type="float" office:value="3.405017" calcext:value-type="float">
            <text:p>3.405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3845" calcext:value-type="float">
            <text:p>2.22738</text:p>
          </table:table-cell>
          <table:table-cell office:value-type="float" office:value="2.227642" calcext:value-type="float">
            <text:p>2.22764</text:p>
          </table:table-cell>
          <table:table-cell office:value-type="float" office:value="3.137958" calcext:value-type="float">
            <text:p>3.137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79841666667" calcext:value-type="float">
            <text:p>2.2258</text:p>
          </table:table-cell>
          <table:table-cell office:value-type="float" office:value="2.39116716666667" calcext:value-type="float">
            <text:p>2.39117</text:p>
          </table:table-cell>
          <table:table-cell office:value-type="float" office:value="3.742438" calcext:value-type="float">
            <text:p>3.74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67175" calcext:value-type="float">
            <text:p>2.22567</text:p>
          </table:table-cell>
          <table:table-cell office:value-type="float" office:value="2.36882716666667" calcext:value-type="float">
            <text:p>2.36883</text:p>
          </table:table-cell>
          <table:table-cell office:value-type="float" office:value="3.750401" calcext:value-type="float">
            <text:p>3.75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02966666667" calcext:value-type="float">
            <text:p>2.22503</text:p>
          </table:table-cell>
          <table:table-cell office:value-type="float" office:value="2.30677633333333" calcext:value-type="float">
            <text:p>2.30678</text:p>
          </table:table-cell>
          <table:table-cell office:value-type="float" office:value="3.573273" calcext:value-type="float">
            <text:p>3.573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2071383333333" calcext:value-type="float">
            <text:p>2.22071</text:p>
          </table:table-cell>
          <table:table-cell office:value-type="float" office:value="2.35383883333333" calcext:value-type="float">
            <text:p>2.35384</text:p>
          </table:table-cell>
          <table:table-cell office:value-type="float" office:value="3.547454" calcext:value-type="float">
            <text:p>3.547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09041666667" calcext:value-type="float">
            <text:p>2.22009</text:p>
          </table:table-cell>
          <table:table-cell office:value-type="float" office:value="2.42135541666667" calcext:value-type="float">
            <text:p>2.42136</text:p>
          </table:table-cell>
          <table:table-cell office:value-type="float" office:value="3.970087" calcext:value-type="float">
            <text:p>3.97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93258333333" calcext:value-type="float">
            <text:p>2.21993</text:p>
          </table:table-cell>
          <table:table-cell office:value-type="float" office:value="2.21795383333333" calcext:value-type="float">
            <text:p>2.21795</text:p>
          </table:table-cell>
          <table:table-cell office:value-type="float" office:value="3.065795" calcext:value-type="float">
            <text:p>3.06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79933333333" calcext:value-type="float">
            <text:p>2.2178</text:p>
          </table:table-cell>
          <table:table-cell office:value-type="float" office:value="2.21468225" calcext:value-type="float">
            <text:p>2.21468</text:p>
          </table:table-cell>
          <table:table-cell office:value-type="float" office:value="3.311917" calcext:value-type="float">
            <text:p>3.311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02016666667" calcext:value-type="float">
            <text:p>2.21502</text:p>
          </table:table-cell>
          <table:table-cell office:value-type="float" office:value="2.16468308333333" calcext:value-type="float">
            <text:p>2.16468</text:p>
          </table:table-cell>
          <table:table-cell office:value-type="float" office:value="2.872332" calcext:value-type="float">
            <text:p>2.872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355966666667" calcext:value-type="float">
            <text:p>2.21356</text:p>
          </table:table-cell>
          <table:table-cell office:value-type="float" office:value="2.22688466666667" calcext:value-type="float">
            <text:p>2.22688</text:p>
          </table:table-cell>
          <table:table-cell office:value-type="float" office:value="2.959909" calcext:value-type="float">
            <text:p>2.959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09716666667" calcext:value-type="float">
            <text:p>2.2131</text:p>
          </table:table-cell>
          <table:table-cell office:value-type="float" office:value="2.31118758333333" calcext:value-type="float">
            <text:p>2.31119</text:p>
          </table:table-cell>
          <table:table-cell office:value-type="float" office:value="3.369393" calcext:value-type="float">
            <text:p>3.369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95116666667" calcext:value-type="float">
            <text:p>2.21295</text:p>
          </table:table-cell>
          <table:table-cell office:value-type="float" office:value="2.28679283333333" calcext:value-type="float">
            <text:p>2.28679</text:p>
          </table:table-cell>
          <table:table-cell office:value-type="float" office:value="3.220302" calcext:value-type="float">
            <text:p>3.22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21758333333" calcext:value-type="float">
            <text:p>2.21222</text:p>
          </table:table-cell>
          <table:table-cell office:value-type="float" office:value="2.39100133333333" calcext:value-type="float">
            <text:p>2.391</text:p>
          </table:table-cell>
          <table:table-cell office:value-type="float" office:value="3.792353" calcext:value-type="float">
            <text:p>3.792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11833333333" calcext:value-type="float">
            <text:p>2.21112</text:p>
          </table:table-cell>
          <table:table-cell office:value-type="float" office:value="2.28670875" calcext:value-type="float">
            <text:p>2.28671</text:p>
          </table:table-cell>
          <table:table-cell office:value-type="float" office:value="3.491758" calcext:value-type="float">
            <text:p>3.491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29966666667" calcext:value-type="float">
            <text:p>2.2103</text:p>
          </table:table-cell>
          <table:table-cell office:value-type="float" office:value="2.175848" calcext:value-type="float">
            <text:p>2.17585</text:p>
          </table:table-cell>
          <table:table-cell office:value-type="float" office:value="2.920016" calcext:value-type="float">
            <text:p>2.920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16833333333" calcext:value-type="float">
            <text:p>2.21017</text:p>
          </table:table-cell>
          <table:table-cell office:value-type="float" office:value="2.28782625" calcext:value-type="float">
            <text:p>2.28783</text:p>
          </table:table-cell>
          <table:table-cell office:value-type="float" office:value="3.53776" calcext:value-type="float">
            <text:p>3.537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912725" calcext:value-type="float">
            <text:p>2.20913</text:p>
          </table:table-cell>
          <table:table-cell office:value-type="float" office:value="2.29575808333333" calcext:value-type="float">
            <text:p>2.29576</text:p>
          </table:table-cell>
          <table:table-cell office:value-type="float" office:value="3.278212" calcext:value-type="float">
            <text:p>3.278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12308333333" calcext:value-type="float">
            <text:p>2.20412</text:p>
          </table:table-cell>
          <table:table-cell office:value-type="float" office:value="2.37772558333333" calcext:value-type="float">
            <text:p>2.37773</text:p>
          </table:table-cell>
          <table:table-cell office:value-type="float" office:value="3.394907" calcext:value-type="float">
            <text:p>3.394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96891666667" calcext:value-type="float">
            <text:p>2.19297</text:p>
          </table:table-cell>
          <table:table-cell office:value-type="float" office:value="2.2337135" calcext:value-type="float">
            <text:p>2.23371</text:p>
          </table:table-cell>
          <table:table-cell office:value-type="float" office:value="2.909693" calcext:value-type="float">
            <text:p>2.909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267341666667" calcext:value-type="float">
            <text:p>2.19267</text:p>
          </table:table-cell>
          <table:table-cell office:value-type="float" office:value="2.27513425" calcext:value-type="float">
            <text:p>2.27513</text:p>
          </table:table-cell>
          <table:table-cell office:value-type="float" office:value="3.489914" calcext:value-type="float">
            <text:p>3.489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33675" calcext:value-type="float">
            <text:p>2.19234</text:p>
          </table:table-cell>
          <table:table-cell office:value-type="float" office:value="2.20172008333333" calcext:value-type="float">
            <text:p>2.20172</text:p>
          </table:table-cell>
          <table:table-cell office:value-type="float" office:value="2.749786" calcext:value-type="float">
            <text:p>2.749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22283333333" calcext:value-type="float">
            <text:p>2.19222</text:p>
          </table:table-cell>
          <table:table-cell office:value-type="float" office:value="2.34001658333333" calcext:value-type="float">
            <text:p>2.34002</text:p>
          </table:table-cell>
          <table:table-cell office:value-type="float" office:value="3.067037" calcext:value-type="float">
            <text:p>3.067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1858333333" calcext:value-type="float">
            <text:p>2.19142</text:p>
          </table:table-cell>
          <table:table-cell office:value-type="float" office:value="2.21850108333333" calcext:value-type="float">
            <text:p>2.2185</text:p>
          </table:table-cell>
          <table:table-cell office:value-type="float" office:value="3.135152" calcext:value-type="float">
            <text:p>3.135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56608333333" calcext:value-type="float">
            <text:p>2.23257</text:p>
          </table:table-cell>
          <table:table-cell office:value-type="float" office:value="2.19082275" calcext:value-type="float">
            <text:p>2.19082</text:p>
          </table:table-cell>
          <table:table-cell office:value-type="float" office:value="3.535834" calcext:value-type="float">
            <text:p>3.535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656508333333" calcext:value-type="float">
            <text:p>2.18657</text:p>
          </table:table-cell>
          <table:table-cell office:value-type="float" office:value="2.33971133333333" calcext:value-type="float">
            <text:p>2.33971</text:p>
          </table:table-cell>
          <table:table-cell office:value-type="float" office:value="3.428252" calcext:value-type="float">
            <text:p>3.428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26991666667" calcext:value-type="float">
            <text:p>2.18527</text:p>
          </table:table-cell>
          <table:table-cell office:value-type="float" office:value="2.17936366666667" calcext:value-type="float">
            <text:p>2.17936</text:p>
          </table:table-cell>
          <table:table-cell office:value-type="float" office:value="2.912455" calcext:value-type="float">
            <text:p>2.912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771" calcext:value-type="float">
            <text:p>2.17977</text:p>
          </table:table-cell>
          <table:table-cell office:value-type="float" office:value="2.26134391666667" calcext:value-type="float">
            <text:p>2.26134</text:p>
          </table:table-cell>
          <table:table-cell office:value-type="float" office:value="2.971052" calcext:value-type="float">
            <text:p>2.971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00058333333" calcext:value-type="float">
            <text:p>2.176</text:p>
          </table:table-cell>
          <table:table-cell office:value-type="float" office:value="2.2975985" calcext:value-type="float">
            <text:p>2.2976</text:p>
          </table:table-cell>
          <table:table-cell office:value-type="float" office:value="2.825074" calcext:value-type="float">
            <text:p>2.82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4441666667" calcext:value-type="float">
            <text:p>2.15774</text:p>
          </table:table-cell>
          <table:table-cell office:value-type="float" office:value="2.29912066666667" calcext:value-type="float">
            <text:p>2.29912</text:p>
          </table:table-cell>
          <table:table-cell office:value-type="float" office:value="2.876029" calcext:value-type="float">
            <text:p>2.876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453733333333" calcext:value-type="float">
            <text:p>2.15454</text:p>
          </table:table-cell>
          <table:table-cell office:value-type="float" office:value="2.24857816666667" calcext:value-type="float">
            <text:p>2.24858</text:p>
          </table:table-cell>
          <table:table-cell office:value-type="float" office:value="3.211203" calcext:value-type="float">
            <text:p>3.2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2762" calcext:value-type="float">
            <text:p>2.15276</text:p>
          </table:table-cell>
          <table:table-cell office:value-type="float" office:value="2.2416645" calcext:value-type="float">
            <text:p>2.24166</text:p>
          </table:table-cell>
          <table:table-cell office:value-type="float" office:value="2.998266" calcext:value-type="float">
            <text:p>2.998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181016666667" calcext:value-type="float">
            <text:p>2.15181</text:p>
          </table:table-cell>
          <table:table-cell office:value-type="float" office:value="2.20726391666667" calcext:value-type="float">
            <text:p>2.20726</text:p>
          </table:table-cell>
          <table:table-cell office:value-type="float" office:value="2.971642" calcext:value-type="float">
            <text:p>2.971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805491666667" calcext:value-type="float">
            <text:p>2.10805</text:p>
          </table:table-cell>
          <table:table-cell office:value-type="float" office:value="2.21023616666667" calcext:value-type="float">
            <text:p>2.21024</text:p>
          </table:table-cell>
          <table:table-cell office:value-type="float" office:value="2.448517" calcext:value-type="float">
            <text:p>2.448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0633991666667" calcext:value-type="float">
            <text:p>2.10634</text:p>
          </table:table-cell>
          <table:table-cell office:value-type="float" office:value="2.13707491666667" calcext:value-type="float">
            <text:p>2.13707</text:p>
          </table:table-cell>
          <table:table-cell office:value-type="float" office:value="2.823328" calcext:value-type="float">
            <text:p>2.823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463641666667" calcext:value-type="float">
            <text:p>2.10464</text:p>
          </table:table-cell>
          <table:table-cell office:value-type="float" office:value="2.12766225" calcext:value-type="float">
            <text:p>2.12766</text:p>
          </table:table-cell>
          <table:table-cell office:value-type="float" office:value="2.682806" calcext:value-type="float">
            <text:p>2.682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5:07.526878004</dc:date>
    <meta:document-statistic meta:table-count="1" meta:cell-count="4637" meta:object-count="0"/>
    <meta:generator>LibreOffice/4.2.8.2$Linux_X86_64 LibreOffice_project/420m0$Build-2</meta:generator>
  </office:meta>
</office:document-meta>
</file>